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Times New Roman"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7aebc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7aebc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7aebc"/>
    </style:style>
    <style:style style:name="P2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5f517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7aebc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2c7afd"/>
    </style:style>
    <style:style style:name="T12" style:family="text">
      <style:text-properties style:font-name="Times New Roman" officeooo:rsid="003166d9"/>
    </style:style>
    <style:style style:name="T13" style:family="text">
      <style:text-properties style:font-name="Times New Roman" officeooo:rsid="00457696"/>
    </style:style>
    <style:style style:name="T14" style:family="text">
      <style:text-properties style:font-name="Times New Roman" officeooo:rsid="00484e88"/>
    </style:style>
    <style:style style:name="T15" style:family="text">
      <style:text-properties officeooo:rsid="0031df29"/>
    </style:style>
    <style:style style:name="T16" style:family="text">
      <style:text-properties style:font-name="Times New Roman"/>
    </style:style>
    <style:style style:name="T17" style:family="text">
      <style:text-properties officeooo:rsid="0037aebc"/>
    </style:style>
    <style:style style:name="T18" style:family="text">
      <style:text-properties officeooo:rsid="0048c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7"/>
      <text:p text:style-name="P26">Registration Declaration</text:p>
      <text:p text:style-name="P18"/>
      <text:p text:style-name="P22"><text:span text:style-name="T11">We hereby declare, to all effects and purposes, that</text:span><text:span text:style-name="T10"> </text:span><text:span text:style-name="T11">the student</text:span><text:span text:style-name="T10"> </text:span><text:span text:style-name="T10"><text:text-input text:description="${person.name}">${person.name}</text:text-input></text:span><text:span text:style-name="T10">, n</text:span><text:span text:style-name="T11">r</text:span><text:span text:style-name="T10">. </text:span><text:span text:style-name="T10"><text:text-input text:description="${person.student.number}">${person.student.number}</text:text-input></text:span><text:span text:style-name="T10">, </text:span><text:span text:style-name="T11">born in</text:span><text:span text:style-name="T10"> </text:span><text:span text:style-name="T10"><text:text-input text:description="${lang.en(dates.extendedDate(person.dateOfBirthYearMonthDay))}">${lang.en(dates.extendedDate(person.dateOfBirthYearMonthDay))}</text:text-input></text:span><text:span text:style-name="T10">, </text:span><text:span text:style-name="T11">carrier of</text:span><text:span text:style-name="T10"> </text:span><text:span text:style-name="T10"><text:text-input text:description="${lang.en(person.idDocumentType.localizedNameI18N)}">${lang.en(person.idDocumentType.localizedNameI18N)}</text:text-input></text:span><text:span text:style-name="T10"> n</text:span><text:span text:style-name="T11">r</text:span><text:span text:style-name="T10">.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1">daughter</text:span><text:span text:style-name="T10"><text:text-input text:description="[#elseif person.male]">[#elseif person.male]</text:text-input></text:span><text:span text:style-name="T11">son</text:span><text:span text:style-name="T10"><text:text-input text:description="[/#if]">[/#if]</text:text-input></text:span><text:span text:style-name="T10"> </text:span><text:span text:style-name="T11">of</text:span><text:span text:style-name="T10"> </text:span><text:span text:style-name="T10"><text:text-input text:description="${person.nameOfFather}">${person.nameOfFather}</text:text-input></text:span><text:span text:style-name="T10"> </text:span><text:span text:style-name="T11">and of</text:span><text:span text:style-name="T10">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</text:span><text:span text:style-name="T13">has registered in this school in the</text:span><text:span text:style-name="T10"> </text:span><text:span text:style-name="T10"><text:text-input text:description="${lang.en(curricularPlanInformation.degreePresentationName)}">${lang.en(curricularPlanInformation.degreePresentationName)}</text:text-input></text:span><text:span text:style-name="T10"> </text:span><text:span text:style-name="T14">in the academic year</text:span><text:span text:style-name="T10">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27"><text:span text:style-name="T10"><text:text-input text:description="[#if serviceRequest.documentPurposeTypeInstance??]">[#if serviceRequest.documentPurposeTypeInstance??]</text:text-input></text:span><text:span text:style-name="T10"><text:text-input text:description="[#if serviceRequest.documentPurposeTypeInstance.code == &quot;FAMILY_ALLOWANCE&quot;]">[#if serviceRequest.documentPurposeTypeInstance.code == "FAMILY_ALLOWANCE"]</text:text-input></text:span><text:span text:style-name="T10"><text:text-input text:description="[#elseif serviceRequest.documentPurposeTypeInstance.code == &quot;FAMILY_BENEFITS&quot;]">[#elseif serviceRequest.documentPurposeTypeInstance.code == "FAMILY_BENEFITS"]</text:text-input></text:span><text:span text:style-name="T10"><text:text-input text:description="[#elseif serviceRequest.documentPurposeTypeInstance.code == &quot;IRS&quot;]">[#elseif serviceRequest.documentPurposeTypeInstance.code == "IRS"]</text:text-input></text:span><text:span text:style-name="T10"><text:text-input text:description="[#elseif serviceRequest.documentPurposeTypeInstance.code == &quot;ADSE_ADM_SAD_SSMJ&quot;]">[#elseif serviceRequest.documentPurposeTypeInstance.code == "ADSE_ADM_SAD_SSMJ"]</text:text-input></text:span><text:span text:style-name="T10"><text:text-input text:description="[#elseif serviceRequest.documentPurposeTypeInstance.code == &quot;SOCIAL_SECURITY&quot;]">[#elseif serviceRequest.documentPurposeTypeInstance.code == "SOCIAL_SECURITY"]</text:text-input></text:span><text:span text:style-name="T10"><text:text-input text:description="[#elseif serviceRequest.documentPurposeTypeInstance.code == &quot;MILITARY&quot;]">[#elseif serviceRequest.documentPurposeTypeInstance.code == "MILITARY"]</text:text-input></text:span><text:span text:style-name="T10"><text:text-input text:description="[#elseif serviceRequest.documentPurposeTypeInstance.code == &quot;STUDY_SCHOLARSHIP&quot;]">[#elseif serviceRequest.documentPurposeTypeInstance.code == "STUDY_SCHOLARSHIP"]</text:text-input></text:span><text:span text:style-name="T10"><text:text-input text:description="[#elseif serviceRequest.documentPurposeTypeInstance.code == &quot;PROFESSIONAL&quot;]">[#elseif serviceRequest.documentPurposeTypeInstance.code == "PROFESSIONAL"]</text:text-input></text:span><text:span text:style-name="T10"><text:text-input text:description="[#elseif serviceRequest.documentPurposeTypeInstance.code == &quot;PPRE&quot;]">[#elseif serviceRequest.documentPurposeTypeInstance.code == "PPRE"]</text:text-input></text:span><text:span text:style-name="T10"><text:text-input text:description="[#elseif serviceRequest.documentPurposeTypeInstance.code == &quot;IMMIGRATION&quot;]">[#elseif serviceRequest.documentPurposeTypeInstance.code == "IMMIGRATION"]</text:text-input></text:span><text:span text:style-name="T10"><text:text-input text:description="[#elseif serviceRequest.documentPurposeType == &quot;OTHER&quot;]">[#elseif serviceRequest.documentPurposeType == "OTHER"]</text:text-input></text:span><text:span text:style-name="T10"><text:text-input text:description="${serviceRequest.otherDocumentPurposeTypeDescription}">${serviceRequest.otherDocumentPurposeTypeDescription}</text:text-input></text:span><text:span text:style-name="T10"><text:text-input text:description="[/#if]">[/#if]</text:text-input></text:span></text:p>
      <text:p text:style-name="P17"/>
      <text:p text:style-name="P27"><text:span text:style-name="T10"><text:text-input text:description="[/#if]">[/#if]</text:text-input></text:span></text:p>
      <text:p text:style-name="P13"/>
      <text:p text:style-name="P13"><text:span text:style-name="T3">Faculdade de </text:span><text:span text:style-name="T2">Letras -</text:span><text:span text:style-name="T3"> Universidade de Lisboa</text:span><text:span text:style-name="T7">, </text:span><text:span text:style-name="T7"><text:text-input text:description="${lang.en(dates.extendedDate(localizedDate.nowDate()))}">${lang.en(dates.extendedDate(localizedDate.nowDate()))}</text:text-input></text:span><text:span text:style-name="T5">.</text:span></text:p>
      <text:p text:style-name="P19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3">This document is valid only when signed and showing the institution stamp.</text:p>
            <text:p text:style-name="P9"><text:text-input text:description="[#if hasPricetag]">[#if hasPricetag]</text:text-input></text:p>
            <text:p text:style-name="P20"><text:span text:style-name="T6">Emolument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2.B1" office:value-type="string">
            <text:p text:style-name="P14"><text:span text:style-name="T15">Divisão dos Serviços</text:span> Académic<text:span text:style-name="T15">os</text:span>,</text:p>
            <text:p text:style-name="P25">The Academic Offic<text:span text:style-name="T18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5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2"><text:text-input text:description="[#else]">[#else]</text:text-input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1"><text:span text:style-name="T15">Divisão dos Serviços</text:span> Académic<text:span text:style-name="T15">os</text:span>,</text:p>
            <text:p text:style-name="P28">The Academic Offic<text:span text:style-name="T18">er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9"><text:text-input text:description="[#if hasPricetag]">[#if hasPricetag]</text:text-input></text:p>
            <text:p text:style-name="P20"><text:span text:style-name="T6">Emolument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1.A2" office:value-type="string">
            <text:p text:style-name="P15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037aebc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9T17:53:19.155496028</dc:date>
    <meta:editing-duration>PT1H37M3S</meta:editing-duration>
    <meta:editing-cycles>33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242" meta:character-count="2173" meta:non-whitespace-character-count="2054"/>
  </office:meta>
</office:document-meta>
</file>